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Cambria" svg:font-family="Cambria" style:font-family-generic="roman" style:font-pitch="variable"/>
    <style:font-face style:name="Cambria1" svg:font-family="Cambria"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ans serif" svg:font-family="'Sans serif'" style:font-family-generic="swiss"/>
    <style:font-face style:name="Tahoma" svg:font-family="Tahoma" style:font-family-generic="system" style:font-pitch="variable"/>
  </office:font-face-decls>
  <office:automatic-styles>
    <style:style style:name="P1" style:family="paragraph" style:parent-style-name="List_20_Paragraph" style:list-style-name="WWNum1">
      <style:text-properties style:font-name="Sans serif"/>
    </style:style>
    <style:style style:name="P2" style:family="paragraph" style:parent-style-name="List_20_Paragraph" style:list-style-name="WWNum1">
      <style:text-properties style:font-name="Sans serif" officeooo:paragraph-rsid="00153274"/>
    </style:style>
    <style:style style:name="P3" style:family="paragraph" style:parent-style-name="List_20_Paragraph" style:list-style-name="WWNum1">
      <style:text-properties style:font-name="Sans serif" officeooo:paragraph-rsid="0017dc07"/>
    </style:style>
    <style:style style:name="P4" style:family="paragraph" style:parent-style-name="List_20_Paragraph">
      <style:text-properties style:font-name="Sans serif"/>
    </style:style>
    <style:style style:name="P5" style:family="paragraph" style:parent-style-name="Standard" style:master-page-name="Standard">
      <style:paragraph-properties fo:text-align="center" style:justify-single-word="false" style:page-number="auto"/>
      <style:text-properties style:font-name="Sans serif" fo:font-size="18pt" style:text-underline-style="solid" style:text-underline-width="auto" style:text-underline-color="font-color" fo:font-weight="bold" style:font-size-asian="18pt" style:font-weight-asian="bold" style:font-size-complex="18pt" style:font-weight-complex="bold"/>
    </style:style>
    <style:style style:name="P6" style:family="paragraph" style:parent-style-name="Standard">
      <style:paragraph-properties fo:text-align="center" style:justify-single-word="false"/>
      <style:text-properties style:font-name="Sans serif" fo:font-size="18pt" style:text-underline-style="solid" style:text-underline-width="auto" style:text-underline-color="font-color" fo:font-weight="bold" style:font-size-asian="18pt" style:font-weight-asian="bold" style:font-size-complex="18pt" style:font-weight-complex="bold"/>
    </style:style>
    <style:style style:name="P7" style:family="paragraph" style:parent-style-name="Standard">
      <style:text-properties style:font-name="Sans serif"/>
    </style:style>
    <style:style style:name="T1" style:family="text">
      <style:text-properties officeooo:rsid="00153274"/>
    </style:style>
    <style:style style:name="T2" style:family="text">
      <style:text-properties officeooo:rsid="0017dc07"/>
    </style:style>
    <style:style style:name="T3" style:family="text">
      <style:text-properties officeooo:rsid="0017fda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émarche de création du profil de l’utilisateur </text:p>
      <text:p text:style-name="P6"/>
      <text:p text:style-name="P7"/>
      <text:list xml:id="list1436152571" text:style-name="WWNum1">
        <text:list-item>
          <text:p text:style-name="P1"><text:span text:style-name="T2">(Lou-Saya) : </text:span>J’ai tout simplement pensé à des questions qui pourraient révéler si une personne est courageuse, ambitieuse, intelligente ou bonne. Par exemple si on se demande ; dans quelle situation une personne est-t-elle courageuse ? On peut alors penser à des questions qui portent sur la mise en danger, la volonté d’aider qu’importe la situation, ou alors assumer des responsabilités... de même pour les autres caractéristiques.</text:p>
        </text:list-item>
      </text:list>
      <text:p text:style-name="P4">Une fois les questions crées je les ai placé<text:span text:style-name="T2">es</text:span> dans un tableur en colonne et les réponses en ligne (numérotées de A à D) et les caractéristiques également en ligne (de A à D)</text:p>
      <text:p text:style-name="P4"/>
      <text:p text:style-name="P4"/>
      <text:list xml:id="list193612329938883" text:continue-numbering="true" text:style-name="WWNum1">
        <text:list-item>
          <text:p text:style-name="P2">Pour chaque question il y a 4 réponses possibles avec plus ou moins de points sur la caractéristique testée. Toutes les caractéristiques sont testées le même nombre de fois (il y a donc autant de questions qui portent sur le courage que sur l’ambition ou autre). Aussi, si une personne est par exemple très courageuse (on considère donc qu’elle réponds à chaque fois par les réponses qui donnent le plus de points pour le courage), elle pourra au maximum gagner 90 points de courage. De même pour les autres caractéristiques (ce qui équilibre les chances d’être considéré comme courageux, intelligent ou autre). </text:p>
          <text:p text:style-name="P2"/>
        </text:list-item>
        <text:list-item>
          <text:p text:style-name="P2">Pour calcul<text:span text:style-name="T1">e</text:span>r l<text:span text:style-name="T1">e</text:span> profil d<text:span text:style-name="T2">e l’</text:span>utilisat<text:span text:style-name="T1">e</text:span>ur <text:span text:style-name="T2">nous</text:span> a<text:span text:style-name="T2">vons</text:span> fait la moy<text:span text:style-name="T1">e</text:span>nn<text:span text:style-name="T1">e </text:span><text:span text:style-name="T3">de chaque caractéristiques par rapport au nombre de questions qui la prennent en compte</text:span>. </text:p>
          <text:p text:style-name="P2"/>
        </text:list-item>
        <text:list-item>
          <text:p text:style-name="P2">Pour c<text:span text:style-name="T1">e</text:span>la on a créé un<text:span text:style-name="T1">e</text:span> boucl<text:span text:style-name="T1">e</text:span> for av<text:span text:style-name="T1">e</text:span>c 100 r<text:span text:style-name="T1">é</text:span>pétitions c<text:span text:style-name="T1">e</text:span> qui p<text:span text:style-name="T1">e</text:span>rm<text:span text:style-name="T1">e</text:span>t d<text:span text:style-name="T1">e</text:span> savoir <text:span text:style-name="T1">e</text:span>nviron l<text:span text:style-name="T1">e</text:span> pourc<text:span text:style-name="T1">e</text:span>ntag<text:span text:style-name="T1">e</text:span> d’utilisat<text:span text:style-name="T1">e</text:span>ur allant dans chaqu<text:span text:style-name="T1">e</text:span> famill<text:span text:style-name="T1">e</text:span> <text:span text:style-name="T1">e</text:span>t on l’a r<text:span text:style-name="T1">e</text:span>produi<text:span text:style-name="T2">t</text:span> plusi<text:span text:style-name="T1">e</text:span>urs fois pour <text:span text:style-name="T1">é</text:span>vit<text:span text:style-name="T1">er</text:span> l<text:span text:style-name="T1">e</text:span>s inc<text:span text:style-name="T1">e</text:span>rtitud<text:span text:style-name="T1">e</text:span>s. </text:p>
          <text:p text:style-name="P2"/>
        </text:list-item>
        <text:list-item>
          <text:p text:style-name="P3">Oui l<text:span text:style-name="T1">e</text:span>s maisons n’<text:span text:style-name="T1">é</text:span>tai<text:span text:style-name="T1">e</text:span>nt pas équilibré<text:span text:style-name="T2">es</text:span> av<text:span text:style-name="T1">e</text:span>c un<text:span text:style-name="T1">e</text:span> gross<text:span text:style-name="T1">e</text:span> majorit<text:span text:style-name="T1">é</text:span> d<text:span text:style-name="T1">e</text:span> <text:span text:style-name="T2">S</text:span><text:span text:style-name="T1">e</text:span>rp<text:span text:style-name="T1">e</text:span>ntard<text:span text:style-name="T2">s</text:span> <text:span text:style-name="T1">e</text:span>t un<text:span text:style-name="T1">e</text:span> quasi inexistence d<text:span text:style-name="T1">e</text:span> <text:span text:style-name="T2">Poufsouffles</text:span>. Pour ré-égaliser l<text:span text:style-name="T1">e</text:span>s famill<text:span text:style-name="T1">e</text:span> on a réduit d<text:span text:style-name="T1">e</text:span> b<text:span text:style-name="T1">e</text:span>aucoup l<text:span text:style-name="T1">e</text:span>s points d’ambition car point fort d<text:span text:style-name="T1">e</text:span>s <text:span text:style-name="T2">S</text:span><text:span text:style-name="T1">e</text:span>rp<text:span text:style-name="T1">e</text:span>ntard<text:span text:style-name="T2">s</text:span> <text:span text:style-name="T1">e</text:span>t point faibl<text:span text:style-name="T1">e</text:span> d<text:span text:style-name="T1">e</text:span>s <text:span text:style-name="T2">Poufsouffles</text:span> <text:span text:style-name="T1">e</text:span>t on a augm<text:span text:style-name="T1">e</text:span>nt<text:span text:style-name="T1">é</text:span> l<text:span text:style-name="T1">e</text:span>s points <text:span text:style-name="T2">d</text:span><text:span text:style-name="T1">e</text:span>s autr<text:span text:style-name="T1">e</text:span>s comp<text:span text:style-name="T1">éte</text:span>nc<text:span text:style-name="T1">e</text:span>s (int<text:span text:style-name="T1">e</text:span>llig<text:span text:style-name="T1">e</text:span>nc<text:span text:style-name="T1">e</text:span>, good, courag<text:span text:style-name="T1">e</text:span>) étant plus i<text:span text:style-name="T2">m</text:span>portant<text:span text:style-name="T1">e</text:span><text:span text:style-name="T2">s</text:span> pour l<text:span text:style-name="T1">e</text:span>s 3 autr<text:span text:style-name="T1">es</text:span> famill<text:span text:style-name="T1">es, </text:span>c<text:span text:style-name="T1">e</text:span> qui a p<text:span text:style-name="T1">e</text:span>rmis d’égalis<text:span text:style-name="T1">e</text:span>r l<text:span text:style-name="T1">e</text:span>s différ<text:span text:style-name="T1">e</text:span>nt<text:span text:style-name="T1">e</text:span>s maisons av<text:span text:style-name="T1">e</text:span>c un<text:span text:style-name="T1">e</text:span> lég<text:span text:style-name="T1">è</text:span>r<text:span text:style-name="T1">e</text:span> majorité d<text:span text:style-name="T1">e</text:span> <text:span text:style-name="T2">Serdaigles</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Cambria" svg:font-family="Cambria" style:font-family-generic="roman" style:font-pitch="variable"/>
    <style:font-face style:name="Cambria1" svg:font-family="Cambria"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ans serif" svg:font-family="'Sans serif'" style:font-family-generic="swiss"/>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mbria" fo:font-size="12pt" fo:language="fr" fo:country="FR" style:letter-kerning="false" style:font-name-asian="Cambria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mbria" fo:font-size="12pt" fo:language="fr" fo:country="FR" style:letter-kerning="false" style:font-name-asian="Cambria1" style:font-size-asian="12pt" style:language-asian="en" style:country-asian="US" style:font-name-complex="Tahoma"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Default_20_Paragraph_20_Font" style:display-name="Default Paragraph Font"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4702"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lou-saya camus</meta:initial-creator>
    <meta:editing-cycles>6</meta:editing-cycles>
    <meta:creation-date>2022-04-17T12:02:00</meta:creation-date>
    <dc:date>2022-04-24T19:36:10.148000000</dc:date>
    <meta:editing-duration>PT45M7S</meta:editing-duration>
    <meta:generator>LibreOffice/7.2.4.1$Windows_X86_64 LibreOffice_project/27d75539669ac387bb498e35313b970b7fe9c4f9</meta:generator>
    <meta:document-statistic meta:table-count="0" meta:image-count="0" meta:object-count="0" meta:page-count="1" meta:paragraph-count="7" meta:word-count="348" meta:character-count="2128" meta:non-whitespace-character-count="1788"/>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